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2c38f" officeooo:paragraph-rsid="0012c38f"/>
    </style:style>
    <style:style style:name="P2" style:family="paragraph" style:parent-style-name="Preformatted_20_Text">
      <style:text-properties officeooo:rsid="000ff401" officeooo:paragraph-rsid="000ff401"/>
    </style:style>
    <style:style style:name="P3" style:family="paragraph" style:parent-style-name="Preformatted_20_Text">
      <style:text-properties officeooo:rsid="0013a80c" officeooo:paragraph-rsid="0013a80c"/>
    </style:style>
    <style:style style:name="P4" style:family="paragraph" style:parent-style-name="Preformatted_20_Text">
      <style:text-properties officeooo:rsid="001436fb" officeooo:paragraph-rsid="001436fb"/>
    </style:style>
    <style:style style:name="P5" style:family="paragraph" style:parent-style-name="Preformatted_20_Text">
      <style:text-properties officeooo:rsid="001a1097" officeooo:paragraph-rsid="001a1097"/>
    </style:style>
    <style:style style:name="P6" style:family="paragraph" style:parent-style-name="Preformatted_20_Text">
      <style:text-properties officeooo:rsid="001a1bd5" officeooo:paragraph-rsid="001a1bd5"/>
    </style:style>
    <style:style style:name="P7" style:family="paragraph" style:parent-style-name="Heading_20_3">
      <style:text-properties officeooo:rsid="000ff401" officeooo:paragraph-rsid="000ff401"/>
    </style:style>
    <style:style style:name="P8" style:family="paragraph" style:parent-style-name="Heading_20_3">
      <style:text-properties officeooo:rsid="0013a80c" officeooo:paragraph-rsid="0013a80c"/>
    </style:style>
    <style:style style:name="T1" style:family="text">
      <style:text-properties officeooo:rsid="0016e0d8"/>
    </style:style>
    <style:style style:name="T2" style:family="text">
      <style:text-properties officeooo:rsid="001b43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Problem 4 </text:h>
      <text:p text:style-name="P2"/>
      <text:p text:style-name="P2"/>
      <text:p text:style-name="P2"><text:bookmark-start text:name="__DdeLink__9_1579940170"/><text:bookmark-start text:name="__DdeLink__7_1579940170"/>def isPalindrome(aString):</text:p>
      <text:p text:style-name="P2"><text:s text:c="4"/>'''</text:p>
      <text:p text:style-name="P2"><text:s text:c="4"/>aString: a string</text:p>
      <text:p text:style-name="P2"><text:s text:c="4"/>'''</text:p>
      <text:p text:style-name="P2"><text:s text:c="4"/># Your code here</text:p>
      <text:p text:style-name="P2"><text:s text:c="4"/>a = aString</text:p>
      <text:p text:style-name="P2"><text:s text:c="4"/>if len(a)%2 == 1:</text:p>
      <text:p text:style-name="P2"><text:s text:c="8"/>b = a[len(a)/2]</text:p>
      <text:p text:style-name="P2"><text:s text:c="8"/>#print a[len(a)/2]#[0]</text:p>
      <text:p text:style-name="P2"><text:s text:c="8"/>a = a.replace(b,"")</text:p>
      <text:p text:style-name="P2"><text:s text:c="8"/>if a[::-1] == a:</text:p>
      <text:p text:style-name="P2"><text:s text:c="12"/>return True<text:bookmark-end text:name="__DdeLink__9_1579940170"/><text:bookmark-end text:name="__DdeLink__7_1579940170"/></text:p>
      <text:p text:style-name="P2"/>
      <text:h text:style-name="P7" text:outline-level="3">Problem 3-2</text:h>
      <text:p text:style-name="P2">Nothing is wrong; the code is fine as-is. </text:p>
      <text:p text:style-name="P2"/>
      <text:h text:style-name="P7" text:outline-level="3">Problem 3-1 </text:h>
      <text:p text:style-name="P2">1 – 5</text:p>
      <text:p text:style-name="P2"/>
      <text:h text:style-name="P7" text:outline-level="3">Problem 2-1 </text:h>
      <text:p text:style-name="P2">Teleftaio</text:p>
      <text:p text:style-name="P2"/>
      <text:h text:style-name="P7" text:outline-level="3">Problem 2-2 </text:h>
      <text:p text:style-name="P2">All the above</text:p>
      <text:p text:style-name="P2"/>
      <text:h text:style-name="P7" text:outline-level="3">Problem 2-3 </text:h>
      <text:p text:style-name="P2">A list</text:p>
      <text:p text:style-name="P2"/>
      <text:h text:style-name="P7" text:outline-level="3">Problem 5 </text:h>
      <text:p text:style-name="P2"><text:bookmark-start text:name="__DdeLink__11_1579940170"/><text:bookmark-start text:name="__DdeLink__15_1579940170"/>def dotProduct(listA, listB):</text:p>
      <text:p text:style-name="P2"><text:s text:c="4"/>'''</text:p>
      <text:p text:style-name="P2"><text:s text:c="4"/>listA: a list of numbers</text:p>
      <text:p text:style-name="P2"><text:s text:c="4"/>listB: a list of numbers of the same length as listA</text:p>
      <text:p text:style-name="P2"><text:s text:c="4"/>'''</text:p>
      <text:p text:style-name="P2"><text:s text:c="4"/># Your code here</text:p>
      <text:p text:style-name="P2"><text:s text:c="4"/>b=0</text:p>
      <text:p text:style-name="P2"><text:s text:c="4"/>b1=0</text:p>
      <text:p text:style-name="P2"><text:s text:c="4"/>for i in range(len(listA)):</text:p>
      <text:p text:style-name="P2"><text:s text:c="8"/>b=listA[i]*listB[i]</text:p>
      <text:p text:style-name="P2"><text:s text:c="8"/>b1+=b</text:p>
      <text:p text:style-name="P2"><text:s text:c="4"/><text:span text:style-name="T1">return</text:span> b1<text:bookmark-end text:name="__DdeLink__11_1579940170"/></text:p>
      <text:p text:style-name="P2"><text:s text:c="4"/></text:p>
      <text:p text:style-name="P2">listA = [1, 2, 3]</text:p>
      <text:p text:style-name="P2">listB = [4, 5, 6]</text:p>
      <text:p text:style-name="P2">print dotProduct(listA, listB)<text:bookmark-end text:name="__DdeLink__15_1579940170"/></text:p>
      <text:p text:style-name="P2"/>
      <text:h text:style-name="P7" text:outline-level="3"><text:soft-page-break/></text:h>
      <text:h text:style-name="P7" text:outline-level="3">Problem 6 </text:h>
      <text:p text:style-name="P1"><text:bookmark-start text:name="__DdeLink__17_1579940170"/>def flatten(aList):</text:p>
      <text:p text:style-name="P1"><text:s text:c="4"/>''' </text:p>
      <text:p text:style-name="P1"><text:s text:c="4"/>aList: a list </text:p>
      <text:p text:style-name="P1"><text:s text:c="4"/>Returns a copy of aList, which is a flattened version of aList </text:p>
      <text:p text:style-name="P1"><text:s text:c="4"/>'''</text:p>
      <text:p text:style-name="P1"><text:s text:c="4"/>if aList==[]: </text:p>
      <text:p text:style-name="P1"><text:s text:c="8"/>return []</text:p>
      <text:p text:style-name="P1"><text:s text:c="4"/>if type(aList) != list: </text:p>
      <text:p text:style-name="P1"><text:s text:c="8"/>return [aList]</text:p>
      <text:p text:style-name="P1"><text:s text:c="4"/>else:</text:p>
      <text:p text:style-name="P1"><text:s text:c="8"/>return flatten(aList[0])+flatten(aList[1:])<text:bookmark-end text:name="__DdeLink__17_1579940170"/></text:p>
      <text:h text:style-name="P7" text:outline-level="3">Problem 7 </text:h>
      <text:p text:style-name="P3">def f(a, b):</text:p>
      <text:p text:style-name="P3"><text:s text:c="4"/>#return "a + b"</text:p>
      <text:p text:style-name="P3"><text:s text:c="4"/>return "a &gt; b"</text:p>
      <text:p text:style-name="P3"/>
      <text:p text:style-name="P3"/>
      <text:p text:style-name="P3">def dict_interdiff(d1, d2):</text:p>
      <text:p text:style-name="P3"><text:s text:c="4"/>'''</text:p>
      <text:p text:style-name="P3"><text:s text:c="4"/>d1, d2: dicts whose keys and values are integers</text:p>
      <text:p text:style-name="P3"><text:s text:c="4"/>Returns a tuple of dictionaries according to the instructions above</text:p>
      <text:p text:style-name="P3"><text:s text:c="4"/>'''</text:p>
      <text:p text:style-name="P3"><text:s text:c="4"/># Your code here</text:p>
      <text:p text:style-name="P3"><text:s text:c="4"/>tup1 = ()</text:p>
      <text:p text:style-name="P3"><text:s text:c="4"/>tup2 = ()</text:p>
      <text:p text:style-name="P3"><text:s text:c="4"/>dic1 = {}</text:p>
      <text:p text:style-name="P3"><text:s text:c="4"/>dic2 = {}</text:p>
      <text:p text:style-name="P3"><text:s text:c="4"/>if f(a, b) == "a + b":</text:p>
      <text:p text:style-name="P3"><text:s text:c="8"/></text:p>
      <text:p text:style-name="P3"><text:s text:c="8"/>for i in (d1.keys() + d2.keys()) <text:s/>:</text:p>
      <text:p text:style-name="P3"><text:s text:c="12"/>try:</text:p>
      <text:p text:style-name="P3"><text:s text:c="16"/>if i not in dic1:</text:p>
      <text:p text:style-name="P3"><text:s text:c="20"/>dic1[i]=d1[i]+d2[i]</text:p>
      <text:p text:style-name="P3"><text:s text:c="16"/></text:p>
      <text:p text:style-name="P3"><text:s text:c="12"/>except KeyError:</text:p>
      <text:p text:style-name="P3"><text:s text:c="16"/></text:p>
      <text:p text:style-name="P3"><text:s text:c="16"/>if i in d1.keys():</text:p>
      <text:p text:style-name="P3"><text:s text:c="20"/>dic2[i]= d1[i] </text:p>
      <text:p text:style-name="P3"><text:s text:c="16"/>elif i in d2.keys():</text:p>
      <text:p text:style-name="P3"><text:s text:c="20"/>dic2[i]=d2[i]</text:p>
      <text:p text:style-name="P3"><text:s text:c="8"/>tup1= (dic1,dic2)</text:p>
      <text:p text:style-name="P3"><text:s text:c="8"/>return tup1</text:p>
      <text:p text:style-name="P3"><text:s text:c="17"/></text:p>
      <text:p text:style-name="P3"><text:s text:c="4"/>if f(a, b) == "a &gt; b": <text:s text:c="7"/></text:p>
      <text:p text:style-name="P3"><text:s text:c="8"/></text:p>
      <text:p text:style-name="P3"><text:s text:c="8"/></text:p>
      <text:p text:style-name="P3"><text:soft-page-break/><text:s text:c="8"/>for i in (d1.keys() + d2.keys()) <text:s/>:</text:p>
      <text:p text:style-name="P3"><text:s text:c="12"/>try:</text:p>
      <text:p text:style-name="P3"><text:s text:c="16"/>if d1[i] and d2[i]:</text:p>
      <text:p text:style-name="P3"><text:s text:c="20"/>dic1[i]=False <text:s text:c="3"/></text:p>
      <text:p text:style-name="P3"><text:s text:c="12"/></text:p>
      <text:p text:style-name="P3"><text:s text:c="12"/>except KeyError:</text:p>
      <text:p text:style-name="P3"># <text:s text:c="15"/></text:p>
      <text:p text:style-name="P3"><text:s text:c="16"/>if i in d1.keys():</text:p>
      <text:p text:style-name="P3"><text:s text:c="20"/>dic2[i]= d1[i] </text:p>
      <text:p text:style-name="P3"><text:s text:c="16"/>elif i in d2.keys():</text:p>
      <text:p text:style-name="P3"><text:s text:c="20"/>dic2[i]=d2[i]</text:p>
      <text:p text:style-name="P3"><text:s text:c="8"/>tup1= (dic1,dic2)</text:p>
      <text:p text:style-name="P3"><text:s text:c="8"/>return tup1</text:p>
      <text:p text:style-name="P3"/>
      <text:p text:style-name="P3">#d1 = {1:30, 2:20, 3:30, 5:80}</text:p>
      <text:p text:style-name="P3">#d2 = {1:40, 2:50, 3:60, 4:70, 6:90}</text:p>
      <text:p text:style-name="P3">d1 = {1:30, 2:20, 3:30}</text:p>
      <text:p text:style-name="P3">d2 = {1:40, 2:50, 3:60}</text:p>
      <text:p text:style-name="P3">a = "a"</text:p>
      <text:p text:style-name="P3">b=""</text:p>
      <text:p text:style-name="P3">print f(a, b)</text:p>
      <text:p text:style-name="P3">print dict_interdiff(d1, d2)</text:p>
      <text:p text:style-name="P3"/>
      <text:p text:style-name="P5">############################ <text:span text:style-name="T2">ayto einai to swsto</text:span></text:p>
      <text:p text:style-name="P6">def dict_interdiff(d1, d2):</text:p>
      <text:p text:style-name="P6"><text:s text:c="4"/>'''</text:p>
      <text:p text:style-name="P6"><text:s text:c="4"/>d1, d2: dicts whose keys and values are integers</text:p>
      <text:p text:style-name="P6"><text:s text:c="4"/>Returns a tuple of dictionaries according to the instructions above</text:p>
      <text:p text:style-name="P6"><text:s text:c="4"/>'''</text:p>
      <text:p text:style-name="P6"><text:s text:c="4"/># inter: dictionary. keys: keys that are common in both d1 and d2.</text:p>
      <text:p text:style-name="P6"><text:s text:c="4"/># values: result of applying f to values of inter's keys.</text:p>
      <text:p text:style-name="P6"><text:s text:c="4"/>inter = {}</text:p>
      <text:p text:style-name="P6"><text:s text:c="4"/># diff: dictionary with only d1 elements and only d2 elements </text:p>
      <text:p text:style-name="P6"><text:s text:c="4"/>diff = {}</text:p>
      <text:p text:style-name="P6"/>
      <text:p text:style-name="P6"><text:s text:c="4"/>for key in d1.keys():</text:p>
      <text:p text:style-name="P6"><text:s text:c="8"/>if key in d2:</text:p>
      <text:p text:style-name="P6"><text:s text:c="12"/>inter[key] = f(d1[key], d2[key])</text:p>
      <text:p text:style-name="P6"><text:s text:c="8"/>else:</text:p>
      <text:p text:style-name="P6"><text:s text:c="12"/>diff[key] = d1[key]</text:p>
      <text:p text:style-name="P6"/>
      <text:p text:style-name="P6"><text:s text:c="4"/>for key in d2:</text:p>
      <text:p text:style-name="P6"><text:s text:c="8"/>if key not in inter:</text:p>
      <text:p text:style-name="P6"><text:s text:c="12"/>diff[key] = d2[key]</text:p>
      <text:p text:style-name="P6"/>
      <text:p text:style-name="P6"><text:s text:c="4"/>return (inter, diff)</text:p>
      <text:p text:style-name="P3"/>
      <text:h text:style-name="P8" text:outline-level="3">Problem 8 </text:h>
      <text:p text:style-name="P3"/>
      <text:p text:style-name="P4"/>
      <text:p text:style-name="P4"><text:bookmark-start text:name="__DdeLink__5_1579940170"/>def run_satisfiesF(L, satisfiesF):</text:p>
      <text:p text:style-name="P4"><text:s text:c="4"/>print ""</text:p>
      <text:p text:style-name="P4"/>
      <text:p text:style-name="P4"/>
      <text:p text:style-name="P4"><text:bookmark-start text:name="__DdeLink__1_1579940170"/>def satisfiesF(L):</text:p>
      <text:p text:style-name="P4"/>
      <text:p text:style-name="P4"><text:s text:c="4"/>copyL = L[:]</text:p>
      <text:p text:style-name="P4"/>
      <text:p text:style-name="P4"><text:s text:c="4"/></text:p>
      <text:p text:style-name="P4"><text:s text:c="4"/>for i in copyL:</text:p>
      <text:p text:style-name="P4"><text:s text:c="8"/>if f(i)==False:</text:p>
      <text:p text:style-name="P4"><text:s text:c="12"/>L.remove(i)</text:p>
      <text:p text:style-name="P4"><text:soft-page-break/><text:s text:c="4"/></text:p>
      <text:p text:style-name="P4"><text:s text:c="4"/>return len(L)<text:bookmark-end text:name="__DdeLink__1_1579940170"/></text:p>
      <text:p text:style-name="P4"/>
      <text:p text:style-name="P4"># For testing only, remove before submitting</text:p>
      <text:p text:style-name="P4">def f(s):</text:p>
      <text:p text:style-name="P4"><text:s text:c="4"/>return 'a' in s</text:p>
      <text:p text:style-name="P4"/>
      <text:p text:style-name="P4"># Testing values, comment out before submitting</text:p>
      <text:p text:style-name="P4">L = ['a', 'b', 'a']</text:p>
      <text:p text:style-name="P4">print satisfiesF(L)</text:p>
      <text:p text:style-name="P4">print L</text:p>
      <text:p text:style-name="P4"/>
      <text:p text:style-name="P4"/>
      <text:p text:style-name="P4">#run_satisfiesF(L, satisfiesF)<text:bookmark-end text:name="__DdeLink__5_15799401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2T01:31:11.723387430</dc:date>
    <meta:editing-duration>PT45M24S</meta:editing-duration>
    <meta:editing-cycles>5</meta:editing-cycles>
    <meta:generator>LibreOffice/5.0.6.3$Linux_X86_64 LibreOffice_project/00m0$Build-3</meta:generator>
    <meta:document-statistic meta:table-count="0" meta:image-count="0" meta:object-count="0" meta:page-count="4" meta:paragraph-count="145" meta:word-count="459" meta:character-count="3334" meta:non-whitespace-character-count="2180"/>
  </office:meta>
</office:document-meta>
</file>